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office:forms form:automatic-focus="false" form:apply-design-mode="false"/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5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0" table:default-cell-style-name="ce24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8:05:49.774373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28T18:06:31.275942147</dc:date>
    <meta:editing-duration>P189DT6H52M29S</meta:editing-duration>
    <meta:editing-cycles>655</meta:editing-cycles>
    <meta:generator>LibreOffice/6.4.7.2$Linux_X86_64 LibreOffice_project/40$Build-2</meta:generator>
    <meta:document-statistic meta:table-count="78" meta:cell-count="1093" meta:object-count="1"/>
    <meta:user-defined meta:name=""/>
  </office:meta>
</office:document-meta>
</file>